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f0c" officeooo:paragraph-rsid="00159f0c"/>
    </style:style>
    <style:style style:name="P2" style:family="paragraph" style:parent-style-name="Standard">
      <style:text-properties officeooo:rsid="00159f0c" officeooo:paragraph-rsid="001778fd"/>
    </style:style>
    <style:style style:name="P3" style:family="paragraph" style:parent-style-name="Standard">
      <style:text-properties officeooo:rsid="001778fd" officeooo:paragraph-rsid="001778fd"/>
    </style:style>
    <style:style style:name="P4" style:family="paragraph" style:parent-style-name="Standard">
      <style:text-properties fo:font-weight="bold" officeooo:rsid="00159f0c" officeooo:paragraph-rsid="00159f0c" style:font-weight-asian="bold" style:font-weight-complex="bold"/>
    </style:style>
    <style:style style:name="P5" style:family="paragraph" style:parent-style-name="Standard">
      <style:text-properties fo:font-weight="normal" officeooo:rsid="001d1f4e" officeooo:paragraph-rsid="001d1f4e" style:font-weight-asian="normal" style:font-weight-complex="normal"/>
    </style:style>
    <style:style style:name="P6" style:family="paragraph" style:parent-style-name="Header">
      <style:text-properties officeooo:rsid="001778fd" officeooo:paragraph-rsid="001778fd"/>
    </style:style>
    <style:style style:name="T1" style:family="text">
      <style:text-properties officeooo:rsid="001778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¿Qué es un sistema de control de versiones(SVC)?</text:span></text:p>
      <text:p text:style-name="P1"/>
      <text:p text:style-name="P1"><text:span text:style-name="T1">E</text:span>s una aplicación informática que implementa un sistema de control de versiones: mantiene el registro de todo el trabajo y los cambios en los ficheros, que forman un proyecto</text:p>
      <text:p text:style-name="P1"/>
      <text:p text:style-name="P1"><text:span text:style-name="T2">2.¿Cuáles son las operaciones básicas de un SVC?</text:span></text:p>
      <text:p text:style-name="P1"/>
      <text:p text:style-name="P2">Checkout, update, commit y revert</text:p>
      <text:p text:style-name="P1"/>
      <text:p text:style-name="P4">3.¿Qué es Git?</text:p>
      <text:p text:style-name="P1"/>
      <text:p text:style-name="P1">Git es un software de control de versiones diseñado por Linus Torvalds, pensando en la eficiencia y la confiabilidad del mantenimiento de versiones de aplicaciones cuando éstas tienen un gran número de archivos de código fuente</text:p>
      <text:p text:style-name="P1"/>
      <text:p text:style-name="P4">4.¿Qué diferencia a GIT con el resto de SVC?</text:p>
      <text:p text:style-name="P4"/>
      <text:p text:style-name="P5">Nos permite trabajar de forma totalmente desconectada respecto al repositorio dado que todos los metadatos se almacenan en local.</text:p>
      <text:p text:style-name="P1"/>
      <text:p text:style-name="P4">5.De las operaciones básicas que hemos visto de un SBC¿cuáles serian las homónimas en git?</text:p>
      <text:p text:style-name="P1"/>
      <text:p text:style-name="P1">Checkout, update, commit y revert</text:p>
      <text:p text:style-name="P1"/>
      <text:p text:style-name="P4">6.¿Qué es un repositorio de git?¿Qué es GitHub?</text:p>
      <text:p text:style-name="P1"/>
      <text:p text:style-name="P1">Es donde voy a alojar mi control de versiones</text:p>
      <text:p text:style-name="P1"/>
      <text:p text:style-name="P4">7.¿Qué es una branch/rama en Git?</text:p>
      <text:p text:style-name="P1"/>
      <text:p text:style-name="P3">Es una copia de un código que ya existe, a la cual nos permite trabajar en ella para luego fusionarla con la rama master.</text:p>
      <text:p text:style-name="P1"/>
      <text:p text:style-name="P4">8.¿Qué es un tag en Git?</text:p>
      <text:p text:style-name="P1"/>
      <text:p text:style-name="P3">Es una etiqueta que <text:span text:style-name="T3">da</text:span> nombre a un comm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78fd" officeooo:paragraph-rsid="001778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co.J López Corchado<text:tab/><text:tab/>20/04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8:27:45.716000000</meta:creation-date>
    <dc:date>2020-04-20T09:36:41.520000000</dc:date>
    <meta:editing-duration>PT29M48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7" meta:word-count="203" meta:character-count="1187" meta:non-whitespace-character-count="1000"/>
  </office:meta>
</office:document-meta>
</file>